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ubtitle">
      <style:paragraph-properties fo:text-align="start" style:justify-single-word="false"/>
      <style:text-properties style:font-name="Liberation Serif" officeooo:rsid="000c3dcd" officeooo:paragraph-rsid="000c3dcd"/>
    </style:style>
    <style:style style:name="P3" style:family="paragraph" style:parent-style-name="Text_20_body">
      <style:text-properties officeooo:paragraph-rsid="000c3dcd"/>
    </style:style>
    <style:style style:name="P4" style:family="paragraph" style:parent-style-name="Text_20_body">
      <style:text-properties officeooo:rsid="000d73a5" officeooo:paragraph-rsid="000d73a5"/>
    </style:style>
    <style:style style:name="P5" style:family="paragraph" style:parent-style-name="Text_20_body">
      <style:text-properties officeooo:paragraph-rsid="000d73a5"/>
    </style:style>
    <style:style style:name="P6" style:family="paragraph" style:parent-style-name="Text_20_body">
      <style:text-properties officeooo:rsid="000d8a98" officeooo:paragraph-rsid="000d8a98"/>
    </style:style>
    <style:style style:name="P7" style:family="paragraph" style:parent-style-name="Text_20_body">
      <style:text-properties officeooo:rsid="000f889c" officeooo:paragraph-rsid="000f889c"/>
    </style:style>
    <style:style style:name="P8" style:family="paragraph" style:parent-style-name="Text_20_body">
      <style:text-properties officeooo:paragraph-rsid="00115206"/>
    </style:style>
    <style:style style:name="P9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0c3dcd" officeooo:paragraph-rsid="000c3dcd"/>
    </style:style>
    <style:style style:name="P10" style:family="paragraph" style:parent-style-name="Text_20_body" style:master-page-name="">
      <loext:graphic-properties draw:fill="none"/>
      <style:paragraph-properties fo:margin-left="0cm" fo:margin-right="2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style:font-name="Liberation Serif" officeooo:rsid="000f407e" officeooo:paragraph-rsid="000f407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text-properties fo:font-size="14pt" fo:language="pt" fo:country="BR" officeooo:rsid="00019108" officeooo:paragraph-rsid="000c3dcd" style:font-size-asian="14pt" style:font-size-complex="14pt"/>
    </style:style>
    <style:style style:name="P14" style:family="paragraph" style:parent-style-name="Standard">
      <style:text-properties fo:font-size="96pt" fo:language="pt" fo:country="BR" officeooo:rsid="00019108" officeooo:paragraph-rsid="000c3dcd" style:font-size-asian="84pt" style:font-size-complex="96pt"/>
    </style:style>
    <style:style style:name="P15" style:family="paragraph" style:parent-style-name="Standard">
      <style:text-properties fo:font-size="16pt" fo:language="pt" fo:country="BR" officeooo:rsid="00019108" officeooo:paragraph-rsid="000c3dcd" style:font-size-asian="14pt" style:font-size-complex="16pt"/>
    </style:style>
    <style:style style:name="P16" style:family="paragraph" style:parent-style-name="Heading_20_2">
      <style:text-properties officeooo:rsid="00115206" officeooo:paragraph-rsid="00115206"/>
    </style:style>
    <style:style style:name="P17" style:family="paragraph" style:parent-style-name="Heading_20_1" style:list-style-name="">
      <style:text-properties officeooo:rsid="000d73a5" officeooo:paragraph-rsid="000d73a5"/>
    </style:style>
    <style:style style:name="P18" style:family="paragraph" style:parent-style-name="Heading_20_1">
      <style:paragraph-properties fo:break-before="page"/>
      <style:text-properties officeooo:rsid="000c3dcd" officeooo:paragraph-rsid="000c3dcd"/>
    </style:style>
    <style:style style:name="P19" style:family="paragraph" style:parent-style-name="Heading_20_1">
      <style:paragraph-properties fo:break-before="page"/>
      <style:text-properties officeooo:rsid="000d73a5" officeooo:paragraph-rsid="000d73a5"/>
    </style:style>
    <style:style style:name="P20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0c3dcd" officeooo:paragraph-rsid="000c3dcd"/>
    </style:style>
    <style:style style:name="P21" style:family="paragraph" style:parent-style-name="Text_20_body">
      <style:text-properties officeooo:rsid="000f889c" officeooo:paragraph-rsid="000f889c"/>
    </style:style>
    <style:style style:name="P22" style:family="paragraph" style:parent-style-name="Text_20_body">
      <style:paragraph-properties fo:text-align="center" style:justify-single-word="false"/>
      <style:text-properties officeooo:rsid="0014fe53" officeooo:paragraph-rsid="0014fe53"/>
    </style:style>
    <style:style style:name="T1" style:family="text">
      <style:text-properties officeooo:rsid="000c3dcd"/>
    </style:style>
    <style:style style:name="T2" style:family="text">
      <style:text-properties officeooo:rsid="000d8a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Title">HANDY</text:p>
      <text:p text:style-name="P2">DECISÕES</text:p>
      <text:p text:style-name="P10">v 0.2020.06.29</text:p>
      <text:p text:style-name="P15"/>
      <text:p text:style-name="P15"/>
      <text:p text:style-name="P13">Matheus Tomazella</text:p>
      <text:p text:style-name="P13">Luiz Felipe Souza Soares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2">SUMÁRIO</text:p>
          </text:index-title>
          <text:p text:style-name="P1"><text:a xlink:type="simple" xlink:href="#__RefHeading___Toc767_2119209751" text:style-name="Index_20_Link" text:visited-style-name="Index_20_Link">1 TRANSMISSÃO DE DADOS<text:tab/>3</text:a></text:p>
          <text:p text:style-name="P1"><text:a xlink:type="simple" xlink:href="#__RefHeading___Toc769_2119209751" text:style-name="Index_20_Link" text:visited-style-name="Index_20_Link">2 MICROCONTROLADORES<text:tab/>4</text:a></text:p>
          <text:p text:style-name="P1"><text:a xlink:type="simple" xlink:href="#__RefHeading___Toc771_2119209751" text:style-name="Index_20_Link" text:visited-style-name="Index_20_Link">3 BATERIAS<text:tab/>5</text:a></text:p>
          <text:p text:style-name="P11"><text:a xlink:type="simple" xlink:href="#__RefHeading___Toc779_2119209751" text:style-name="Index_20_Link" text:visited-style-name="Index_20_Link">3.1 TIPO DA BATERIA<text:tab/>5</text:a></text:p>
        </text:index-body>
      </text:table-of-content>
      <text:p text:style-name="P13"/>
      <text:h text:style-name="P18" text:outline-level="1"><text:bookmark-start text:name="__RefHeading___Toc767_2119209751"/>1<text:tab/>TRANSMISSÃO DE DADOS<text:bookmark-end text:name="__RefHeading___Toc767_2119209751"/></text:h>
      <text:p text:style-name="P3"/>
      <text:p text:style-name="P9">É importante para o projeto que a transmissão de dados não atrapalhe a movimentação de quem usa o produto, uma vez que este será acoplado ao cliente. A fim de não causar desconforto com fios passando pelas roupas para ligar o controle aos atuadores, decidimos que a melhor solução seria uma conexão sem fios por meio de Bluetooth, uma vez que já seria útil para a conexão com o aplicativo para smartfones que seria desenvolvido.</text:p>
      <text:p text:style-name="P20">Após uma pesquisa sobre a conexão Bluetooth nos deparamos com um problema: é muito difícil conectar mais de um dispositivo de controle a um aparelho, pois seria necessário que ambos os dispositivos fossem compartíveis com Bluetooth 5.0. A solução foi mudar o protocolo de comunicação parcialmente.</text:p>
      <text:p text:style-name="Text_20_body">Durante a <text:span text:style-name="T1">pesquisa nos deparamos com um módulo de código nRF24, um componente de conexão wireless baseado em radiofrequência 2.4GHz, o mesmo comprimento de onda do Bluetooth. É um módulo barato que nos permitiria conectar o controle ao mesmo tempo que o módulo Bluetooth estivesse conectado ao dispositivo móvel.</text:span></text:p>
      <text:p text:style-name="Text_20_body"/>
      <text:h text:style-name="P17" text:outline-level="1"/>
      <text:h text:style-name="P19" text:outline-level="1"><text:bookmark-start text:name="__RefHeading___Toc769_2119209751"/>2<text:tab/>MICROCONTROLADORES<text:bookmark-end text:name="__RefHeading___Toc769_2119209751"/></text:h>
      <text:p text:style-name="P5"/>
      <text:p text:style-name="P4">Para o sucesso do projeto, percebemos que seria necessário a utilização de módulos de microcontroladores prontos, pois não poderíamos fornecer nossos próprios componentes para aqueles interessados, uma vez que o principal foco do projeto é que aqueles que precisam de uma de nossas mãos possam construir uma por si mesmos a partir dos nossos arquivos e instruções. </text:p>
      <text:p text:style-name="P4">Partimos então em busca de um módulo barato e comum, capaz de realizar tudo o que era necessário para operar a prótese. </text:p>
      <text:p text:style-name="P4">Um dos padrões de placa de microcontrolador mais conhecido é o Arduino, uma marca que conta com vários modelos de placas com hardware open-souce e centenas de marcas de placas genéricas pelo mundo. São componentes, no geral, baratos e fáceis de conseguir. </text:p>
      <text:p text:style-name="P4">Provavelmente a placa mais conhecida da linha é a Uno, baseada no microcontrolador ATmega328P. Esta placa, porém é muito grande para ser conveniente ao usuário, por tanto nossa próxima opção foi a Nano, uma placa baseada no mesmo microcontrolador, porém muito menor. </text:p>
      <text:p text:style-name="P4">Depois de estudar a placa e calcular a quantidade de pinos necessários para colocar os módulos de conexão necessários, concluímos que o ATmega328P seria suficiente para nosso uso, uma vez que, de seus 14 pinos padrão digital, <text:span text:style-name="T2">6 ficariam livres para serem usados pelos atuadores.</text:span></text:p>
      <text:p text:style-name="P6">Consideramos também utilizar a placa Mini, que também utiliza o mesmo microcontrolador. Concluímos que sua versão de 5 volts seria viável, porém esta versão é consideravelmente difícil de encontrar e sua versão de 3.3 volts causaria um aumento significativo na complexidade do circuito.</text:p>
      <text:h text:style-name="P17" text:outline-level="1"/>
      <text:h text:style-name="P19" text:outline-level="1"><text:bookmark-start text:name="__RefHeading___Toc771_2119209751"/>3<text:tab/>BATERIAS<text:bookmark-end text:name="__RefHeading___Toc771_2119209751"/></text:h>
      <text:h text:style-name="P16" text:outline-level="2"><text:bookmark-start text:name="__RefHeading___Toc779_2119209751"/>3.1<text:tab/>TIPO DA BATERIA<text:bookmark-end text:name="__RefHeading___Toc779_2119209751"/></text:h>
      <text:p text:style-name="P8"/>
      <text:p text:style-name="P7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7">Pensando nestes pontos, a seguir está uma relação entre algumas características de alguns tipos de bateria.</text:p>
      <text:p text:style-name="P7"/>
      <text:p text:style-name="P22">Não to querendo fazer isso agora, deixa pra dep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0c3dc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2:58:59.891000000</meta:creation-date>
    <dc:date>2020-06-30T17:58:05.131000000</dc:date>
    <meta:editing-duration>PT9H58M23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5" meta:paragraph-count="26" meta:word-count="524" meta:character-count="3236" meta:non-whitespace-character-count="2734"/>
  </office:meta>
</office:document-meta>
</file>